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06cm"/>
    </style:style>
    <style:style style:name="co7" style:family="table-column">
      <style:table-column-properties fo:break-before="auto" style:column-width="2.919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2.602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672cm"/>
    </style:style>
    <style:style style:name="co16" style:family="table-column">
      <style:table-column-properties fo:break-before="auto" style:column-width="3.284cm"/>
    </style:style>
    <style:style style:name="co17" style:family="table-column">
      <style:table-column-properties fo:break-before="auto" style:column-width="2.413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5.906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2.778cm" fo:break-before="auto" style:use-optimal-row-height="false"/>
    </style:style>
    <style:style style:name="ro3" style:family="table-row">
      <style:table-row-properties style:row-height="3.21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3.01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3.51cm" fo:break-before="auto" style:use-optimal-row-height="false"/>
    </style:style>
    <style:style style:name="ro8" style:family="table-row">
      <style:table-row-properties style:row-height="0.81cm" fo:break-before="auto" style:use-optimal-row-height="false"/>
    </style:style>
    <style:style style:name="ro9" style:family="table-row">
      <style:table-row-properties style:row-height="3.099cm" fo:break-before="auto" style:use-optimal-row-height="false"/>
    </style:style>
    <style:style style:name="ro10" style:family="table-row">
      <style:table-row-properties style:row-height="3.187cm" fo:break-before="auto" style:use-optimal-row-height="false"/>
    </style:style>
    <style:style style:name="ro11" style:family="table-row">
      <style:table-row-properties style:row-height="4.124cm" fo:break-before="auto" style:use-optimal-row-height="false"/>
    </style:style>
    <style:style style:name="ro12" style:family="table-row">
      <style:table-row-properties style:row-height="1.258cm" fo:break-before="auto" style:use-optimal-row-height="false"/>
    </style:style>
    <style:style style:name="ro13" style:family="table-row">
      <style:table-row-properties style:row-height="3.978cm" fo:break-before="auto" style:use-optimal-row-height="false"/>
    </style:style>
    <style:style style:name="ro14" style:family="table-row">
      <style:table-row-properties style:row-height="2.526cm" fo:break-before="auto" style:use-optimal-row-height="false"/>
    </style:style>
    <style:style style:name="ro15" style:family="table-row">
      <style:table-row-properties style:row-height="2.473cm" fo:break-before="auto" style:use-optimal-row-height="false"/>
    </style:style>
    <style:style style:name="ro16" style:family="table-row">
      <style:table-row-properties style:row-height="1.737cm" fo:break-before="auto" style:use-optimal-row-height="false"/>
    </style:style>
    <style:style style:name="ro17" style:family="table-row">
      <style:table-row-properties style:row-height="3.422cm" fo:break-before="auto" style:use-optimal-row-height="false"/>
    </style:style>
    <style:style style:name="ro18" style:family="table-row">
      <style:table-row-properties style:row-height="3.246cm" fo:break-before="auto" style:use-optimal-row-height="false"/>
    </style:style>
    <style:style style:name="ro19" style:family="table-row">
      <style:table-row-properties style:row-height="0.427cm" fo:break-before="auto" style:use-optimal-row-height="tru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1.871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3.801cm" fo:break-before="auto" style:use-optimal-row-height="false"/>
    </style:style>
    <style:style style:name="ro25" style:family="table-row">
      <style:table-row-properties style:row-height="0.831cm" fo:break-before="auto" style:use-optimal-row-height="false"/>
    </style:style>
    <style:style style:name="ro26" style:family="table-row">
      <style:table-row-properties style:row-height="0.818cm" fo:break-before="auto" style:use-optimal-row-height="false"/>
    </style:style>
    <style:style style:name="ro27" style:family="table-row">
      <style:table-row-properties style:row-height="3.597cm" fo:break-before="auto" style:use-optimal-row-height="false"/>
    </style:style>
    <style:style style:name="ro28" style:family="table-row">
      <style:table-row-properties style:row-height="0.907cm" fo:break-before="auto" style:use-optimal-row-height="false"/>
    </style:style>
    <style:style style:name="ro29" style:family="table-row">
      <style:table-row-properties style:row-height="3.919cm" fo:break-before="auto" style:use-optimal-row-height="false"/>
    </style:style>
    <style:style style:name="ro30" style:family="table-row">
      <style:table-row-properties style:row-height="3.538cm" fo:break-before="auto" style:use-optimal-row-height="false"/>
    </style:style>
    <style:style style:name="ro31" style:family="table-row">
      <style:table-row-properties style:row-height="2.983cm" fo:break-before="auto" style:use-optimal-row-height="false"/>
    </style:style>
    <style:style style:name="ro32" style:family="table-row">
      <style:table-row-properties style:row-height="4.591cm" fo:break-before="auto" style:use-optimal-row-height="false"/>
    </style:style>
    <style:style style:name="ro33" style:family="table-row">
      <style:table-row-properties style:row-height="1.286cm" fo:break-before="auto" style:use-optimal-row-height="false"/>
    </style:style>
    <style:style style:name="ro34" style:family="table-row">
      <style:table-row-properties style:row-height="1.813cm" fo:break-before="auto" style:use-optimal-row-height="false"/>
    </style:style>
    <style:style style:name="ro35" style:family="table-row">
      <style:table-row-properties style:row-height="4.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size="8pt"/>
    </style:style>
    <style:style style:name="ce2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  <style:text-properties fo:font-size="8pt"/>
    </style:style>
    <style:style style:name="ce3" style:family="table-cell" style:parent-style-name="Default">
      <style:table-cell-properties fo:background-color="#b3b3b3" fo:wrap-option="wrap" fo:border="0.018cm solid #000000"/>
      <style:text-properties fo:font-size="8pt"/>
    </style:style>
    <style:style style:name="ce4" style:family="table-cell" style:parent-style-name="Default">
      <style:table-cell-properties fo:background-color="transparent" fo:wrap-option="wrap" fo:border="0.018cm solid #000000"/>
    </style:style>
    <style:style style:name="ce5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b3b3b3" fo:wrap-option="wrap" fo:border="0.018cm solid #000000"/>
    </style:style>
    <style:style style:name="ce7" style:family="table-cell" style:parent-style-name="Default">
      <style:table-cell-properties fo:background-color="#ffff66" fo:wrap-option="wrap" fo:border="0.018cm solid #000000"/>
    </style:style>
    <style:style style:name="ce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wrap-option="wrap"/>
      <style:text-properties fo:font-size="8pt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/>
      <style:text-properties fo:font-size="8pt"/>
    </style:style>
    <style:style style:name="ce12" style:family="table-cell" style:parent-style-name="Default">
      <style:table-cell-properties fo:background-color="#c90016" fo:wrap-option="wrap"/>
      <style:text-properties fo:font-size="8pt"/>
    </style:style>
    <style:style style:name="ce13" style:family="table-cell" style:parent-style-name="Default">
      <style:table-cell-properties fo:background-color="#000000"/>
      <style:text-properties fo:font-size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wrap-option="wrap"/>
      <style:text-properties fo:font-size="8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0000" fo:wrap-option="wrap"/>
    </style:style>
    <style:style style:name="ce18" style:family="table-cell" style:parent-style-name="Default">
      <style:table-cell-properties fo:wrap-option="wrap"/>
      <style:text-properties fo:font-size="8pt" fo:font-weight="bold" style:font-size-asian="8pt" style:font-size-complex="8pt"/>
    </style:style>
    <style:style style:name="ce19" style:family="table-cell" style:parent-style-name="Default">
      <style:table-cell-properties fo:background-color="transparent" fo:wrap-option="wrap"/>
      <style:text-properties fo:font-size="8pt" fo:font-weight="bold"/>
    </style:style>
    <style:style style:name="ce20" style:family="table-cell" style:parent-style-name="Default">
      <style:table-cell-properties fo:wrap-option="wrap"/>
      <style:text-properties fo:font-size="8pt" fo:font-weight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fo:background-color="#ffffcc" fo:wrap-option="wrap"/>
    </style:style>
    <style:style style:name="ce23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c90016"/>
    </style:style>
    <style:style style:name="ce27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ackground-color="transparent" fo:border="0.018cm solid #000000"/>
      <style:text-properties fo:font-size="8pt"/>
    </style:style>
    <style:style style:name="ce29" style:family="table-cell" style:parent-style-name="Default">
      <style:table-cell-properties fo:background-color="#b3b3b3" style:text-align-source="fix" style:repeat-content="false" fo:border="0.018cm solid #000000" style:vertical-align="middle"/>
      <style:paragraph-properties fo:text-align="center"/>
      <style:text-properties fo:font-size="8pt"/>
    </style:style>
    <style:style style:name="ce30" style:family="table-cell" style:parent-style-name="Default">
      <style:table-cell-properties fo:background-color="#b3b3b3" fo:border="0.018cm solid #000000"/>
      <style:text-properties fo:font-size="8pt"/>
    </style:style>
    <style:style style:name="ce31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ackground-color="#ff0000" fo:wrap-option="wrap"/>
      <style:text-properties fo:font-size="8pt"/>
    </style:style>
    <style:style style:name="ce33" style:family="table-cell" style:parent-style-name="Default">
      <style:table-cell-properties fo:background-color="#ff0000" fo:wrap-option="no-wrap"/>
      <style:text-properties fo:font-size="8pt"/>
    </style:style>
    <style:style style:name="ce34" style:family="table-cell" style:parent-style-name="Default">
      <style:table-cell-properties fo:background-color="transparent" fo:wrap-option="wrap"/>
      <style:text-properties style:font-name="DejaVu Sans" fo:font-size="8pt" style:font-name-asian="DejaVu Sans1" style:font-name-complex="DejaVu Sans1"/>
    </style:style>
    <style:style style:name="ce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font-size="8pt" fo:font-weight="bold"/>
    </style:style>
    <style:style style:name="ce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fo:font-weight="bold"/>
    </style:style>
    <style:style style:name="ce38" style:family="table-cell" style:parent-style-name="Default">
      <style:table-cell-properties fo:background-color="#fffdcc" fo:wrap-option="wrap"/>
      <style:text-properties fo:font-size="8pt"/>
    </style:style>
    <style:style style:name="T1" style:family="text">
      <style:text-properties fo:language="ca" fo:country="ES"/>
    </style:style>
  </office:automatic-styles>
  <office:body>
    <office:spreadsheet>
      <table:table table:name="GRUPA 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20"/>
        <table:table-column table:style-name="co13" table:default-cell-style-name="ce24"/>
        <table:table-column table:style-name="co14" table:number-columns-repeated="242" table:default-cell-style-name="Default"/>
        <table:table-row table:style-name="ro1">
          <table:table-cell table:style-name="ce1" office:value-type="string">
            <text:p>Correcció wiki</text:p>
          </table:table-cell>
          <table:table-cell table:style-name="ce8" office:value-type="string" table:number-columns-spanned="3" table:number-rows-spanned="1">
            <text:p>Organització del treball</text:p>
          </table:table-cell>
          <table:covered-table-cell table:number-columns-repeated="2" table:style-name="ce1"/>
          <table:table-cell table:style-name="ce8" office:value-type="string" table:number-columns-spanned="4" table:number-rows-spanned="1">
            <text:p>Continguts</text:p>
          </table:table-cell>
          <table:covered-table-cell table:number-columns-repeated="3" table:style-name="ce1"/>
          <table:table-cell table:style-name="ce8" office:value-type="string" table:number-columns-spanned="3" table:number-rows-spanned="1">
            <text:p>Correcció lingüística i de format</text:p>
          </table:table-cell>
          <table:covered-table-cell table:style-name="ce16"/>
          <table:covered-table-cell table:style-name="ce1"/>
          <table:table-cell table:style-name="ce16" office:value-type="string">
            <text:p>Errors</text:p>
          </table:table-cell>
          <table:table-cell table:style-name="ce17" office:value-type="string">
            <text:p>NOTA FINAL</text:p>
          </table:table-cell>
          <table:table-cell table:style-name="ce21" table:number-columns-repeated="4"/>
          <table:table-cell table:number-columns-repeated="239"/>
        </table:table-row>
        <table:table-row table:style-name="ro2">
          <table:table-cell table:style-name="ce1"/>
          <table:table-cell table:style-name="ce1" office:value-type="string">
            <text:p>Entrega a temps</text:p>
          </table:table-cell>
          <table:table-cell table:style-name="ce1" office:value-type="string">
            <text:p>Completesa</text:p>
          </table:table-cell>
          <table:table-cell table:style-name="ce13" office:value-type="string">
            <text:p>Presentació</text:p>
          </table:table-cell>
          <table:table-cell table:style-name="ce1" office:value-type="string">
            <text:p>Gràfic Components d'una xarxa LAN</text:p>
          </table:table-cell>
          <table:table-cell table:style-name="ce1" office:value-type="string">
            <text:p>Part dels apunts que depèn de la pràctica dels gots</text:p>
          </table:table-cell>
          <table:table-cell table:style-name="ce1" office:value-type="string">
            <text:p>Ús d'imatges, materials addicionals, enllaços</text:p>
          </table:table-cell>
          <table:table-cell table:style-name="ce1" office:value-type="string">
            <text:p>Exemples, continguts explicats a classe</text:p>
          </table:table-cell>
          <table:table-cell table:style-name="ce1" office:value-type="string">
            <text:p>Ortografia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Expressió</text:p>
          </table:table-cell>
          <table:table-cell table:style-name="ce1" table:number-columns-repeated="2"/>
          <table:table-cell table:style-name="ce21" table:number-columns-repeated="4"/>
          <table:table-cell table:number-columns-repeated="239"/>
        </table:table-row>
        <table:table-row table:style-name="ro3">
          <table:table-cell table:style-name="ce2" office:value-type="string" table:number-columns-spanned="1" table:number-rows-spanned="2">
            <text:p>Alegre Barón, Silvia</text:p>
          </table:table-cell>
          <table:table-cell office:value-type="string">
            <text:p>S</text:p>
          </table:table-cell>
          <table:table-cell office:value-type="string">
            <text:p>Molt bé</text:p>
          </table:table-cell>
          <table:table-cell office:value-type="string">
            <text:p>Molt bé. Ús de taules, molt coherent i molt ben organitzat</text:p>
          </table:table-cell>
          <table:table-cell office:value-type="string">
            <text:p>Força bé. Faltaria un exemple de bridge i que quedi més clar on esta situada la targeta de xarxa.</text:p>
          </table:table-cell>
          <table:table-cell table:number-columns-repeated="2" office:value-type="string">
            <text:p>Molt bé</text:p>
          </table:table-cell>
          <table:table-cell office:value-type="string">
            <text:p>Molt complet</text:p>
          </table:table-cell>
          <table:table-cell table:number-columns-repeated="2" office:value-type="string">
            <text:p>Molt bé</text:p>
          </table:table-cell>
          <table:table-cell office:value-type="string">
            <text:p>Has millorat molt el tema de l'expressió. Tot s'enten força bé</text:p>
          </table:table-cell>
          <table:table-cell/>
          <table:table-cell table:style-name="ce9"/>
          <table:table-cell table:style-name="Default" office:value-type="string">
            <text:p>Molt bona feina!</text:p>
          </table:table-cell>
          <table:table-cell table:number-columns-repeated="242"/>
        </table:table-row>
        <table:table-row table:style-name="ro4">
          <table:covered-table-cell table:style-name="ce3"/>
          <table:table-cell table:number-columns-repeated="2" table:style-name="ce10" office:value-type="float" office:value="10">
            <text:p>10</text:p>
          </table:table-cell>
          <table:table-cell table:style-name="ce14" office:value-type="float" office:value="9.5">
            <text:p>9,5</text:p>
          </table:table-cell>
          <table:table-cell table:style-name="ce10" office:value-type="float" office:value="8.5">
            <text:p>8,5</text:p>
          </table:table-cell>
          <table:table-cell table:number-columns-repeated="4" table:style-name="ce10" office:value-type="float" office:value="9.5">
            <text:p>9,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.5">
            <text:p>9,5</text:p>
          </table:table-cell>
          <table:table-cell table:style-name="ce10"/>
          <table:table-cell table:style-name="ce18" table:formula="oooc:=(([.B4]+[.C4]+[.D4])/3)*0.25+(([.E4]+[.F4]+[.G4]+[.H4])/4)*0.5+(([.I4]+[.J4]+[.K4])/3)*0.25" office:value-type="float" office:value="9.5">
            <text:p>9,5</text:p>
          </table:table-cell>
          <table:table-cell table:style-name="Default"/>
          <table:table-cell table:number-columns-repeated="242"/>
        </table:table-row>
        <table:table-row table:style-name="ro5">
          <table:table-cell table:style-name="ce2" office:value-type="string" table:number-columns-spanned="1" table:number-rows-spanned="2">
            <text:p>Boza Valle, Josep Mª</text:p>
          </table:table-cell>
          <table:table-cell table:style-name="ce11" office:value-type="string">
            <text:p>No entrega Moodle</text:p>
          </table:table-cell>
          <table:table-cell table:style-name="ce11" office:value-type="string">
            <text:p>Força bé. Només falten els temes finals i explicar millor el tema de l'encapsulament</text:p>
          </table:table-cell>
          <table:table-cell table:style-name="ce11" office:value-type="string">
            <text:p>Força Coherent</text:p>
          </table:table-cell>
          <table:table-cell table:number-columns-repeated="2" table:style-name="ce11" office:value-type="string">
            <text:p>No esta fet</text:p>
          </table:table-cell>
          <table:table-cell table:style-name="ce11" office:value-type="string">
            <text:p>No hi ha materials addicionals ni enllaços</text:p>
          </table:table-cell>
          <table:table-cell table:style-name="ce11" office:value-type="string">
            <text:p>Força bé. A vegades faltaria reforçar els exemples amb imatges o captures</text:p>
          </table:table-cell>
          <table:table-cell table:style-name="ce11" office:value-type="string">
            <text:p>Força bé. Poques faltes</text:p>
          </table:table-cell>
          <table:table-cell table:style-name="ce11" office:value-type="string">
            <text:p>Es pot millorar amb imatges, referències, ús de quadres, etc.</text:p>
          </table:table-cell>
          <table:table-cell table:style-name="ce11" office:value-type="string">
            <text:p>Força bé.</text:p>
          </table:table-cell>
          <table:table-cell table:style-name="ce11" table:number-columns-repeated="2"/>
          <table:table-cell table:style-name="ce22" office:value-type="string">
            <text:p>Pendent de l'entrega de la gràfica de components de xarxa i de fer els apunts del final (relacionats amb la pràctica dels gots)</text:p>
          </table:table-cell>
          <table:table-cell table:number-columns-repeated="242"/>
        </table:table-row>
        <table:table-row table:style-name="ro6">
          <table:covered-table-cell table:style-name="ce4"/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,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.5">
            <text:p>8,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,5</text:p>
          </table:table-cell>
          <table:table-cell table:style-name="ce11"/>
          <table:table-cell table:style-name="ce19" table:formula="oooc:=(([.B6]+[.C6]+[.D6])/3)*0.25+(([.E6]+[.F6]+[.G6]+[.H6])/4)*0.5+(([.I6]+[.J6]+[.K6])/3)*0.25" office:value-type="float" office:value="4.29166666666667">
            <text:p>4,29</text:p>
          </table:table-cell>
          <table:table-cell table:style-name="ce23"/>
          <table:table-cell table:number-columns-repeated="242"/>
        </table:table-row>
        <table:table-row table:style-name="ro7">
          <table:table-cell office:value-type="string" table:number-columns-spanned="1" table:number-rows-spanned="2">
            <text:p>Caballero Hernández, Ismael</text:p>
          </table:table-cell>
          <table:table-cell office:value-type="string">
            <text:p>S</text:p>
          </table:table-cell>
          <table:table-cell office:value-type="string">
            <text:p>Falten alguns continguts: Concentradors de cables, Bridges o ponts, Família de protocols, Nivell interfície de xarxa</text:p>
          </table:table-cell>
          <table:table-cell office:value-type="string">
            <text:p>Es pot millorar. No utilitzar llistes amb guió (-). Utilitza el format wiki. Millorar la presentació i qualitat de les gràfiques</text:p>
          </table:table-cell>
          <table:table-cell office:value-type="string">
            <text:p>Força bé. Faltaria un exemple de bridge i millorar la presentació de la gràfica</text:p>
          </table:table-cell>
          <table:table-cell office:value-type="string">
            <text:p>Bé però falta interfície de xarxa</text:p>
          </table:table-cell>
          <table:table-cell office:value-type="string">
            <text:p>Millor que a la UD1 però encara és pot millorar</text:p>
          </table:table-cell>
          <table:table-cell office:value-type="string">
            <text:p>Correcte. Falten alguns exemples explicats a classe com el DHCP, el protocol telefònic o els exemples de primitives</text:p>
          </table:table-cell>
          <table:table-cell office:value-type="string">
            <text:p>Encara comets alguns errors ortogràfics. Passa el corrector</text:p>
          </table:table-cell>
          <table:table-cell office:value-type="string">
            <text:p>Bé tot i que es poden millorar coses com l'ús dels quadres, imatges massa grans, no utilitzar el guió (-) per a fer llistes.</text:p>
          </table:table-cell>
          <table:table-cell office:value-type="string">
            <text:p>S'ha millorat força</text:p>
          </table:table-cell>
          <table:table-cell/>
          <table:table-cell table:style-name="ce9"/>
          <table:table-cell table:style-name="ce22" office:value-type="string">
            <text:p>Corregir errors ortogràfics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table:style-name="ce1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table:number-columns-repeated="2"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table:formula="oooc:=(([.B8]+[.C8]+[.D8])/3)*0.25+(([.E8]+[.F8]+[.G8]+[.H8])/4)*0.5+(([.I8]+[.J8]+[.K8])/3)*0.25" office:value-type="float" office:value="6.70833333333333">
            <text:p>6,71</text:p>
          </table:table-cell>
          <table:table-cell table:number-columns-repeated="243"/>
        </table:table-row>
        <table:table-row table:style-name="ro9">
          <table:table-cell office:value-type="string" table:number-columns-spanned="1" table:number-rows-spanned="2">
            <text:p>Carmona Aranda, Héctor</text:p>
          </table:table-cell>
          <table:table-cell office:value-type="string">
            <text:p>S</text:p>
          </table:table-cell>
          <table:table-cell office:value-type="string">
            <text:p>Has copiat la gran majoria de coses d'altres companys o de les transparències o d'apunts de l'anys passat</text:p>
          </table:table-cell>
          <table:table-cell office:value-type="string">
            <text:p>Força coherent però és difícil de valorar per falta de continguts originals</text:p>
          </table:table-cell>
          <table:table-cell table:number-columns-repeated="2" table:style-name="ce15" office:value-type="string">
            <text:p>No esta fet</text:p>
          </table:table-cell>
          <table:table-cell office:value-type="string">
            <text:p>Alguns punts estan molt bé i altres són molt fluixos</text:p>
          </table:table-cell>
          <table:table-cell office:value-type="string">
            <text:p>Força complet</text:p>
          </table:table-cell>
          <table:table-cell table:style-name="ce11" office:value-type="string">
            <text:p>Força bé però és difícil de valorar per falta de continguts propis</text:p>
          </table:table-cell>
          <table:table-cell office:value-type="string">
            <text:p>Bé</text:p>
          </table:table-cell>
          <table:table-cell office:value-type="string">
            <text:p>Malament. Si no utilitzes les teves pròpies paraules és impossible valorar-te</text:p>
          </table:table-cell>
          <table:table-cell office:value-type="string">
            <text:p>Molt bé l'ampliació de continguts en l'apartat de components de xarxa! Molt malament la còpia literal d'alguns apartats</text:p>
          </table:table-cell>
          <table:table-cell table:style-name="ce9"/>
          <table:table-cell table:style-name="ce22" office:value-type="string">
            <text:p>Utilitza més les teves pròpies paraules! Pendent de fer el gràfic dels components d'una xarxa i la part d'apunts del final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ooc:=(([.B10]+[.C10]+[.D10])/3)*0.25+(([.E10]+[.F10]+[.G10]+[.H10])/4)*0.5+(([.I10]+[.J10]+[.K10])/3)*0.25" office:value-type="float" office:value="3.91666666666667">
            <text:p>3,92</text:p>
          </table:table-cell>
          <table:table-cell table:number-columns-repeated="243"/>
        </table:table-row>
        <table:table-row table:style-name="ro8">
          <table:table-cell table:style-name="ce6"/>
          <table:table-cell table:number-columns-repeated="255"/>
        </table:table-row>
        <table:table-row table:style-name="ro8">
          <table:table-cell table:style-name="ce6" office:value-type="string">
            <text:p>Casellas Lluvià, Sergi</text:p>
          </table:table-cell>
          <table:table-cell table:style-name="ce12" office:value-type="string">
            <text:p>N</text:p>
          </table:table-cell>
          <table:table-cell table:number-columns-repeated="10" table:style-name="ce12" office:value-type="string">
            <text:p>NO FET</text:p>
          </table:table-cell>
          <table:table-cell table:formula="oooc:=(([.B12]+[.C12]+[.D12])/3)*0.25+(([.E12]+[.F12]+[.G12]+[.H12])/4)*0.5+(([.I12]+[.J12]+[.K12])/3)*0.25" office:value-type="float" office:value="0">
            <text:p>0</text:p>
          </table:table-cell>
          <table:table-cell table:style-name="ce23"/>
          <table:table-cell table:style-name="ce25" table:number-columns-repeated="2"/>
          <table:table-cell table:style-name="ce26" table:number-columns-repeated="240"/>
        </table:table-row>
        <table:table-row table:style-name="ro10">
          <table:table-cell office:value-type="string" table:number-columns-spanned="1" table:number-rows-spanned="2">
            <text:p>Castro Palomares, Daniel</text:p>
          </table:table-cell>
          <table:table-cell office:value-type="string">
            <text:p>S</text:p>
          </table:table-cell>
          <table:table-cell office:value-type="string">
            <text:p>Força bé però falten algunes exemples (DHCP, primitives...)</text:p>
          </table:table-cell>
          <table:table-cell office:value-type="string">
            <text:p>Poques explicacions.</text:p>
          </table:table-cell>
          <table:table-cell office:value-type="string">
            <text:p>Força bé. Falta algun un exemple de bridge, perifèric de xarxa i millorar la presentació de la gràfica</text:p>
          </table:table-cell>
          <table:table-cell office:value-type="string">
            <text:p>Força bé. Però els exemples de comandes millor que no siguin captures de pantalla</text:p>
          </table:table-cell>
          <table:table-cell office:value-type="string">
            <text:p>Força imatges. Pocs enllaços i referències</text:p>
          </table:table-cell>
          <table:table-cell office:value-type="string">
            <text:p>Imatges ni ha forçes però enllaços no tant</text:p>
          </table:table-cell>
          <table:table-cell office:value-type="string">
            <text:p>Hi han encara massa faltes d'ortografia i també comets molts errors que no detecta el corrector però que són molt greus</text:p>
          </table:table-cell>
          <table:table-cell office:value-type="string">
            <text:p>Bé tot i que es poden millorar coses com l'ús dels quadres, imatges massa grans, no utilitzar el guió (-) per a fer llistes.</text:p>
          </table:table-cell>
          <table:table-cell office:value-type="string">
            <text:p>Es pot millorar molt. No llegeixes dos cops el que escrius i les faltes d'ortografia no ajuden...</text:p>
          </table:table-cell>
          <table:table-cell/>
          <table:table-cell table:style-name="ce9"/>
          <table:table-cell table:style-name="ce22" office:value-type="string">
            <text:p>Corregir ortografia.</text:p>
          </table:table-cell>
          <table:table-cell table:number-columns-repeated="242"/>
        </table:table-row>
        <table:table-row table:style-name="ro4">
          <table:covered-table-cell table:style-name="ce6"/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ooc:=(([.B14]+[.C14]+[.D14])/3)*0.25+(([.E14]+[.F14]+[.G14]+[.H14])/4)*0.5+(([.I14]+[.J14]+[.K14])/3)*0.25" office:value-type="float" office:value="6.6875">
            <text:p>6,69</text:p>
          </table:table-cell>
          <table:table-cell table:number-columns-repeated="243"/>
        </table:table-row>
        <table:table-row table:style-name="ro11">
          <table:table-cell office:value-type="string" table:number-columns-spanned="1" table:number-rows-spanned="2">
            <text:p>Centelles Ruiz, Oriol</text:p>
          </table:table-cell>
          <table:table-cell table:style-name="ce11" office:value-type="string">
            <text:p>No entrega Moodle</text:p>
          </table:table-cell>
          <table:table-cell office:value-type="string">
            <text:p>Falten força continguts (TCP-IP, Arquitectura de xarxa, Família de protocols, Sistemes oberts, ISO, alguns components...)</text:p>
          </table:table-cell>
          <table:table-cell office:value-type="string">
            <text:p>Bé però amb masses llistes i pocs paràgrafs</text:p>
          </table:table-cell>
          <table:table-cell office:value-type="string">
            <text:p>Força bé. Falta algun exemple de bridge, perifèric de xarxa i millorar la presentació de la gràfica</text:p>
          </table:table-cell>
          <table:table-cell table:style-name="ce15" office:value-type="string">
            <text:p>No esta fet</text:p>
          </table:table-cell>
          <table:table-cell office:value-type="string">
            <text:p>No hi han continguts addicionals</text:p>
          </table:table-cell>
          <table:table-cell office:value-type="string">
            <text:p>Falten continguts importants (exemple DHCP, protocol de comunicacions per telèfon, primitives, etc.)</text:p>
          </table:table-cell>
          <table:table-cell office:value-type="string">
            <text:p>Alguns errors de no fitxar-se. Difícil de valorar per falta de continguts propis</text:p>
          </table:table-cell>
          <table:table-cell office:value-type="string">
            <text:p>No utilitzis els guions(-) per fer llistes, utilitza quadres, enllaços i + captures d'imatges</text:p>
          </table:table-cell>
          <table:table-cell office:value-type="string">
            <text:p>Es pot millorar molt... Es nota enseguida quan ho has escrit tu i quan és una còpia.</text:p>
          </table:table-cell>
          <table:table-cell office:value-type="string">
            <text:p>Masses còpies literals de les transparències. Encara i així és molt pobre en continguts</text:p>
          </table:table-cell>
          <table:table-cell table:style-name="ce9"/>
          <table:table-cell table:style-name="ce22" office:value-type="string">
            <text:p><text:span text:style-name="T1">Intenta utilitzar més les </text:span><text:span text:style-name="T1">teves pròpies paraules i no </text:span><text:span text:style-name="T1">copiïs tant. Pendent de </text:span><text:span text:style-name="T1">l'entrega de la tasca a </text:span><text:span text:style-name="T1">Moodle i de fer els apunts </text:span><text:span text:style-name="T1">del final.</text:span></text:p>
          </table:table-cell>
          <table:table-cell table:number-columns-repeated="242"/>
        </table:table-row>
        <table:table-row table:style-name="ro12">
          <table:covered-table-cell table:style-name="ce6"/>
          <table:table-cell table:style-name="Default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5">
            <text:p>5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table:formula="oooc:=(([.B16]+[.C16]+[.D16])/3)*0.25+(([.E16]+[.F16]+[.G16]+[.H16])/4)*0.5+(([.I16]+[.J16]+[.K16])/3)*0.25" office:value-type="float" office:value="3.45833333333333">
            <text:p>3,46</text:p>
          </table:table-cell>
          <table:table-cell table:number-columns-repeated="243"/>
        </table:table-row>
        <table:table-row table:style-name="ro12">
          <table:table-cell table:style-name="ce6"/>
          <table:table-cell table:style-name="Default"/>
          <table:table-cell table:number-columns-repeated="254"/>
        </table:table-row>
        <table:table-row table:style-name="ro8">
          <table:table-cell table:style-name="ce6" office:value-type="string">
            <text:p>Codina Hernández, Carlos</text:p>
          </table:table-cell>
          <table:table-cell table:style-name="ce12" office:value-type="string">
            <text:p>N</text:p>
          </table:table-cell>
          <table:table-cell table:number-columns-repeated="10" table:style-name="ce12" office:value-type="string">
            <text:p>NO FET</text:p>
          </table:table-cell>
          <table:table-cell table:style-name="ce9"/>
          <table:table-cell table:number-columns-repeated="243"/>
        </table:table-row>
        <table:table-row table:style-name="ro13">
          <table:table-cell office:value-type="string" table:number-columns-spanned="1" table:number-rows-spanned="2">
            <text:p>Cruz Josa, Ricard</text:p>
          </table:table-cell>
          <table:table-cell office:value-type="string">
            <text:p>S</text:p>
          </table:table-cell>
          <table:table-cell table:style-name="ce11" office:value-type="string">
            <text:p>Falta TCP-IP i encapsulament</text:p>
          </table:table-cell>
          <table:table-cell table:style-name="ce11" office:value-type="string">
            <text:p>Es pot millorar molt, costa de llegir els apunts, no utilitzes les llistes de mediawiki, ni els quadres, ni negretes ni canvis de color....</text:p>
          </table:table-cell>
          <table:table-cell table:style-name="ce15" office:value-type="string">
            <text:p>No esta fet</text:p>
          </table:table-cell>
          <table:table-cell table:style-name="ce11" office:value-type="string">
            <text:p>Esta fet a mitges. Falten alguns apartats</text:p>
          </table:table-cell>
          <table:table-cell table:style-name="ce11" office:value-type="string">
            <text:p>No hi ha gaires continguts extres.</text:p>
          </table:table-cell>
          <table:table-cell office:value-type="string">
            <text:p>Falten continguts importants (exemple DHCP, protocol de comunicacions per telèfon, primitives, etc.)</text:p>
          </table:table-cell>
          <table:table-cell table:style-name="ce11" office:value-type="string">
            <text:p>Encara tens masses errors d'ortografia</text:p>
          </table:table-cell>
          <table:table-cell table:style-name="ce11" office:value-type="string">
            <text:p>No utilitzes els recursos de presentació que et dona la wiki. HI han moltes incoherències en la presentació</text:p>
          </table:table-cell>
          <table:table-cell office:value-type="string">
            <text:p>Es pot millorar molt. No desenvolupes els temes. Les teves explicacions són curtes i poc clares</text:p>
          </table:table-cell>
          <table:table-cell table:style-name="ce11"/>
          <table:table-cell/>
          <table:table-cell table:style-name="ce22" office:value-type="string">
            <text:p>Pendent de passar el corrector. Pendent de la gràfica de components d'una xarxa</text:p>
          </table:table-cell>
          <table:table-cell table:number-columns-repeated="242"/>
        </table:table-row>
        <table:table-row table:style-name="ro8">
          <table:covered-table-cell table:style-name="ce6"/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ooc:=(([.B20]+[.C20]+[.D20])/3)*0.25+(([.E20]+[.F20]+[.G20]+[.H20])/4)*0.5+(([.I20]+[.J20]+[.K20])/3)*0.25" office:value-type="float" office:value="4.20833333333333">
            <text:p>4,21</text:p>
          </table:table-cell>
          <table:table-cell table:number-columns-repeated="243"/>
        </table:table-row>
        <table:table-row table:style-name="ro14">
          <table:table-cell office:value-type="string" table:number-columns-spanned="1" table:number-rows-spanned="2">
            <text:p>Delgado Gutiérrez, Daniel</text:p>
          </table:table-cell>
          <table:table-cell office:value-type="string">
            <text:p>No entrega Moodle</text:p>
          </table:table-cell>
          <table:table-cell office:value-type="string">
            <text:p>Falten continguts importants</text:p>
          </table:table-cell>
          <table:table-cell office:value-type="string">
            <text:p>Força Coherent però poc variat. Masses llistes</text:p>
          </table:table-cell>
          <table:table-cell table:number-columns-repeated="2" table:style-name="ce15" office:value-type="string">
            <text:p>No esta fet</text:p>
          </table:table-cell>
          <table:table-cell office:value-type="string">
            <text:p>Gairebé no hi cap contingut extra.</text:p>
          </table:table-cell>
          <table:table-cell office:value-type="string">
            <text:p>Falten continguts importants (exemple DHCP, protocol de comunicacions per telèfon, primitives, etc.)</text:p>
          </table:table-cell>
          <table:table-cell table:style-name="ce11" office:value-type="string">
            <text:p>No passes el corrector ortogràfic. Masses errors ortogràfics i tipogràfics</text:p>
          </table:table-cell>
          <table:table-cell office:value-type="string">
            <text:p>Força coherent però hi ha un abús de les llistes i no utilitzes la resta de recursos que et dona la wiki</text:p>
          </table:table-cell>
          <table:table-cell office:value-type="string">
            <text:p>T'expresses força bé amb les teves pròpies paraules però has de millorar l'ortografia</text:p>
          </table:table-cell>
          <table:table-cell/>
          <table:table-cell table:style-name="ce9"/>
          <table:table-cell office:value-type="string">
            <text:p>Pendent d'entregar a Moodle. Pendent d'entregar la gràfica de components de xarxa i la part finals dels apunts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0">
            <text:p>0</text:p>
          </table:table-cell>
          <table:table-cell table:number-columns-repeated="2" office:value-type="float" office:value="6.5">
            <text:p>6,5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ooc:=(([.B22]+[.C22]+[.D22])/3)*0.25+(([.E22]+[.F22]+[.G22]+[.H22])/4)*0.5+(([.I22]+[.J22]+[.K22])/3)*0.25" office:value-type="float" office:value="3.16666666666667">
            <text:p>3,17</text:p>
          </table:table-cell>
          <table:table-cell table:number-columns-repeated="243"/>
        </table:table-row>
        <table:table-row table:style-name="ro15">
          <table:table-cell office:value-type="string" table:number-columns-spanned="1" table:number-rows-spanned="2">
            <text:p>García Díaz, Jonathan</text:p>
          </table:table-cell>
          <table:table-cell table:style-name="ce12" office:value-type="string">
            <text:p>N</text:p>
          </table:table-cell>
          <table:table-cell table:number-columns-repeated="10" table:style-name="ce12" office:value-type="string">
            <text:p>NO FET</text:p>
          </table:table-cell>
          <table:table-cell table:style-name="ce11"/>
          <table:table-cell table:style-name="ce23"/>
          <table:table-cell table:number-columns-repeated="242"/>
        </table:table-row>
        <table:table-row table:style-name="ro8">
          <table:covered-table-cell table:style-name="ce7"/>
          <table:table-cell table:style-name="ce11" table:number-columns-repeated="11"/>
          <table:table-cell table:style-name="ce19"/>
          <table:table-cell table:style-name="ce23"/>
          <table:table-cell table:number-columns-repeated="242"/>
        </table:table-row>
        <table:table-row table:style-name="ro16">
          <table:table-cell office:value-type="string" table:number-columns-spanned="1" table:number-rows-spanned="2">
            <text:p>Giner Domínguez, Israel</text:p>
          </table:table-cell>
          <table:table-cell table:style-name="ce12" office:value-type="string">
            <text:p>N</text:p>
          </table:table-cell>
          <table:table-cell table:number-columns-repeated="10" table:style-name="ce12" office:value-type="string">
            <text:p>NO FET</text:p>
          </table:table-cell>
          <table:table-cell table:style-name="ce11"/>
          <table:table-cell table:style-name="ce23"/>
          <table:table-cell table:number-columns-repeated="242"/>
        </table:table-row>
        <table:table-row table:style-name="ro8">
          <table:covered-table-cell table:style-name="ce6"/>
          <table:table-cell table:number-columns-repeated="10" table:style-name="ce11"/>
          <table:table-cell table:style-name="ce11"/>
          <table:table-cell table:style-name="ce19" table:formula="oooc:=(([.B26]+[.C26]+[.D26])/3)*0.25+(([.E26]+[.F26]+[.G26]+[.H26])/4)*0.5+(([.I26]+[.J26]+[.K26])/3)*0.25" office:value-type="float" office:value="0">
            <text:p>0</text:p>
          </table:table-cell>
          <table:table-cell table:style-name="ce23"/>
          <table:table-cell table:number-columns-repeated="242"/>
        </table:table-row>
        <table:table-row table:style-name="ro17">
          <table:table-cell office:value-type="string" table:number-columns-spanned="1" table:number-rows-spanned="2">
            <text:p>Gonzalez Martínez, Xavier</text:p>
          </table:table-cell>
          <table:table-cell office:value-type="string">
            <text:p>S</text:p>
          </table:table-cell>
          <table:table-cell table:style-name="ce11" office:value-type="string">
            <text:p>Falten alguns continguts: Concentradors de cables, Bridges o ponts, Família de protocols, Nivell interfície de xarxa</text:p>
          </table:table-cell>
          <table:table-cell office:value-type="string">
            <text:p>Es pot millorar la presentació i utilitzar més els recursos que dona la wiki</text:p>
          </table:table-cell>
          <table:table-cell office:value-type="string">
            <text:p>Força bé. Falta algun un exemple de bridge...</text:p>
          </table:table-cell>
          <table:table-cell table:style-name="ce11" office:value-type="string">
            <text:p>Esta fet a mitges. Falten alguns apartats</text:p>
          </table:table-cell>
          <table:table-cell table:style-name="ce11" office:value-type="string">
            <text:p>Hi han algunes imatges addicionals però no hi ha enllaços ni referències</text:p>
          </table:table-cell>
          <table:table-cell office:value-type="string">
            <text:p>Falten continguts importants (exemple DHCP, protocol de comunicacions per telèfon, primitives, etc.)</text:p>
          </table:table-cell>
          <table:table-cell table:style-name="ce11" office:value-type="string">
            <text:p>No passes el corrector ortogràfic. Masses errors ortogràfics</text:p>
          </table:table-cell>
          <table:table-cell office:value-type="string">
            <text:p>Força coherent però has de diversificar més. Utilitzes moltes llistes</text:p>
          </table:table-cell>
          <table:table-cell office:value-type="string">
            <text:p>Es pot millorar molt l'expressió. Has d'utilitzar més les teves pròpies paraules</text:p>
          </table:table-cell>
          <table:table-cell table:style-name="ce11" office:value-type="string">
            <text:p>Hi han masses continguts que són una còpia literal de les transparències</text:p>
          </table:table-cell>
          <table:table-cell table:style-name="ce9"/>
          <table:table-cell table:style-name="ce22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table:style-name="Default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ooc:=(([.B28]+[.C28]+[.D28])/3)*0.25+(([.E28]+[.F28]+[.G28]+[.H28])/4)*0.5+(([.I28]+[.J28]+[.K28])/3)*0.25" office:value-type="float" office:value="5.45833333333333">
            <text:p>5,46</text:p>
          </table:table-cell>
          <table:table-cell table:number-columns-repeated="243"/>
        </table:table-row>
        <table:table-row table:style-name="ro18">
          <table:table-cell office:value-type="string" table:number-columns-spanned="1" table:number-rows-spanned="2">
            <text:p>Picazo Martínez, Ivan</text:p>
          </table:table-cell>
          <table:table-cell office:value-type="string">
            <text:p>S</text:p>
          </table:table-cell>
          <table:table-cell office:value-type="string">
            <text:p>Força bé</text:p>
          </table:table-cell>
          <table:table-cell office:value-type="string">
            <text:p>Es pot millorar la presentació. Per als exemples de comandes no utilitzeu imatges</text:p>
          </table:table-cell>
          <table:table-cell office:value-type="string">
            <text:p>Força bé. Falta algun un exemple de bridge...</text:p>
          </table:table-cell>
          <table:table-cell office:value-type="string">
            <text:p>Força bé </text:p>
          </table:table-cell>
          <table:table-cell office:value-type="string">
            <text:p>Ok.</text:p>
          </table:table-cell>
          <table:table-cell office:value-type="string">
            <text:p>Falten alguns continguts explicats a classe com explicar DHCP i els exemples de primitives...</text:p>
          </table:table-cell>
          <table:table-cell office:value-type="string">
            <text:p>Hi han alguns errors i paraules castellanes</text:p>
          </table:table-cell>
          <table:table-cell office:value-type="string">
            <text:p>Força coherent però has de diversificar més els recursos que et dona la wiki, utilitzar taules, quadres en comptes d'imatges, etc.</text:p>
          </table:table-cell>
          <table:table-cell office:value-type="string">
            <text:p>Es pot millorar força l'expressió</text:p>
          </table:table-cell>
          <table:table-cell/>
          <table:table-cell table:style-name="ce9"/>
          <table:table-cell table:style-name="ce23" office:value-type="string">
            <text:p>Pendent de passar el corrector per posar la nota</text:p>
          </table:table-cell>
          <table:table-cell table:number-columns-repeated="242"/>
        </table:table-row>
        <table:table-row table:style-name="ro8">
          <table:covered-table-cell table:style-name="ce6"/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style-name="Default"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/>
          <table:table-cell table:formula="oooc:=(([.B30]+[.C30]+[.D30])/3)*0.25+(([.E30]+[.F30]+[.G30]+[.H30])/4)*0.5+(([.I30]+[.J30]+[.K30])/3)*0.25" office:value-type="float" office:value="7.95833333333333">
            <text:p>7,96</text:p>
          </table:table-cell>
          <table:table-cell table:style-name="Default"/>
          <table:table-cell table:number-columns-repeated="242"/>
        </table:table-row>
      </table:table>
      <table:table table:name="GRUP B" table:style-name="ta1" table:print="false">
        <office:forms form:automatic-focus="false" form:apply-design-mode="false"/>
        <table:table-column table:style-name="co13" table:default-cell-style-name="ce29"/>
        <table:table-column table:style-name="co15" table:default-cell-style-name="ce9"/>
        <table:table-column table:style-name="co16" table:default-cell-style-name="ce9"/>
        <table:table-column table:style-name="co14" table:number-columns-repeated="3" table:default-cell-style-name="ce9"/>
        <table:table-column table:style-name="co17" table:default-cell-style-name="ce9"/>
        <table:table-column table:style-name="co14" table:default-cell-style-name="ce9"/>
        <table:table-column table:style-name="co18" table:default-cell-style-name="ce9"/>
        <table:table-column table:style-name="co7" table:default-cell-style-name="ce9"/>
        <table:table-column table:style-name="co10" table:default-cell-style-name="ce35"/>
        <table:table-column table:style-name="co19" table:default-cell-style-name="ce9"/>
        <table:table-column table:style-name="co14" table:default-cell-style-name="ce35"/>
        <table:table-column table:style-name="co20" table:default-cell-style-name="ce38"/>
        <table:table-row table:style-name="ro20">
          <table:table-cell table:style-name="ce1" office:value-type="string">
            <text:p>Correcció wiki</text:p>
          </table:table-cell>
          <table:table-cell table:style-name="ce8" office:value-type="string" table:number-columns-spanned="3" table:number-rows-spanned="1">
            <text:p>Organització del treball</text:p>
          </table:table-cell>
          <table:covered-table-cell table:number-columns-repeated="2" table:style-name="ce1"/>
          <table:table-cell table:style-name="ce8" office:value-type="string" table:number-columns-spanned="4" table:number-rows-spanned="1">
            <text:p>Continguts</text:p>
          </table:table-cell>
          <table:covered-table-cell table:number-columns-repeated="3" table:style-name="ce1"/>
          <table:table-cell table:style-name="ce8" office:value-type="string" table:number-columns-spanned="3" table:number-rows-spanned="1">
            <text:p>Correcció lingüística i de format</text:p>
          </table:table-cell>
          <table:covered-table-cell table:style-name="ce16"/>
          <table:covered-table-cell table:style-name="ce1"/>
          <table:table-cell table:style-name="ce16" office:value-type="string">
            <text:p>Errors</text:p>
          </table:table-cell>
          <table:table-cell table:style-name="ce17" office:value-type="string">
            <text:p>NOTA FINAL</text:p>
          </table:table-cell>
          <table:table-cell table:style-name="Default"/>
        </table:table-row>
        <table:table-row table:style-name="ro21">
          <table:table-cell table:style-name="ce1"/>
          <table:table-cell table:style-name="ce1" office:value-type="string">
            <text:p>Entrega a temps</text:p>
          </table:table-cell>
          <table:table-cell table:style-name="ce1" office:value-type="string">
            <text:p>Completesa</text:p>
          </table:table-cell>
          <table:table-cell table:style-name="ce13" office:value-type="string">
            <text:p>Presentació</text:p>
          </table:table-cell>
          <table:table-cell table:style-name="ce1" office:value-type="string">
            <text:p>Gràfic Components d'una xarxa LAN</text:p>
          </table:table-cell>
          <table:table-cell table:style-name="ce1" office:value-type="string">
            <text:p>Part dels apunts que depèn de la pràctica dels gots</text:p>
          </table:table-cell>
          <table:table-cell table:style-name="ce1" office:value-type="string">
            <text:p>Ús d'imatges, materials addicionals, enllaços</text:p>
          </table:table-cell>
          <table:table-cell table:style-name="ce1" office:value-type="string">
            <text:p>Exemples, continguts explicats a classe</text:p>
          </table:table-cell>
          <table:table-cell table:style-name="ce1" office:value-type="string">
            <text:p>Ortografia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Expressió</text:p>
          </table:table-cell>
          <table:table-cell table:style-name="ce1" table:number-columns-repeated="2"/>
          <table:table-cell table:style-name="Default"/>
        </table:table-row>
        <table:table-row table:style-name="ro22">
          <table:table-cell table:style-name="ce27" office:value-type="string" table:number-columns-spanned="1" table:number-rows-spanned="2">
            <text:p>Martínez Albarracín, Jeronimo</text:p>
          </table:table-cell>
          <table:table-cell table:number-columns-repeated="10" table:style-name="ce31" office:value-type="string">
            <text:p>NO FET</text:p>
          </table:table-cell>
          <table:table-cell table:style-name="ce31" table:number-columns-repeated="2"/>
          <table:table-cell table:style-name="ce11"/>
        </table:table-row>
        <table:table-row table:style-name="ro23">
          <table:covered-table-cell table:style-name="ce28"/>
          <table:table-cell table:number-columns-repeated="2"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7" table:style-name="ce31" office:value-type="float" office:value="0">
            <text:p>0</text:p>
          </table:table-cell>
          <table:table-cell table:style-name="ce31"/>
          <table:table-cell table:style-name="ce36" table:formula="oooc:=(([.B4]+[.C4]+[.D4])/3)*0.25+(([.E4]+[.F4]+[.G4]+[.H4])/4)*0.5+(([.I4]+[.J4]+[.K4])/3)*0.25" office:value-type="float" office:value="0">
            <text:p>0</text:p>
          </table:table-cell>
          <table:table-cell table:style-name="ce9"/>
        </table:table-row>
        <table:table-row table:style-name="ro24">
          <table:table-cell office:value-type="string" table:number-columns-spanned="1" table:number-rows-spanned="2">
            <text:p>Martínez Gurillo, Josep Antoni</text:p>
          </table:table-cell>
          <table:table-cell office:value-type="string">
            <text:p>NO entrega a Moodle</text:p>
          </table:table-cell>
          <table:table-cell office:value-type="string">
            <text:p>Falten els nivells 5,6 i 7 d'OSI i tota la part final dels apunts.</text:p>
          </table:table-cell>
          <table:table-cell office:value-type="string">
            <text:p>La pràctica dels gots no va a la wiki de la UD2. Un enllaç! Falta algun quadre, algun exemple de comanda</text:p>
          </table:table-cell>
          <table:table-cell table:number-columns-repeated="2" office:value-type="string">
            <text:p>No esta fet.</text:p>
          </table:table-cell>
          <table:table-cell office:value-type="string">
            <text:p>Potser falta algun enllaç extern o referència però força BÉ</text:p>
          </table:table-cell>
          <table:table-cell office:value-type="string">
            <text:p>Força bé. Falta exemple de DHCP</text:p>
          </table:table-cell>
          <table:table-cell office:value-type="string">
            <text:p>Molt bé</text:p>
          </table:table-cell>
          <table:table-cell office:value-type="string">
            <text:p>Bé però intenta evitar utilitzar el guió (-) per fer llistes. Utilitza les llistes del format wiki (#,*). Llista + negreta= *'''Exemple'''</text:p>
          </table:table-cell>
          <table:table-cell office:value-type="string">
            <text:p>Ha millorat força</text:p>
          </table:table-cell>
          <table:table-cell office:value-type="string">
            <text:p>A l'exemple de protocol de comunicacions cada pas no és un protocol en si.</text:p>
          </table:table-cell>
          <table:table-cell/>
          <table:table-cell office:value-type="string">
            <text:p>Pendent de la gràfica dels components de xarxa i de l'entrega a Moodle</text:p>
          </table:table-cell>
        </table:table-row>
        <table:table-row table:style-name="ro25">
          <table:covered-table-cell table:style-name="ce30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9" office:value-type="float" office:value="7.5">
            <text:p>7,5</text:p>
          </table:table-cell>
          <table:table-cell/>
          <table:table-cell table:style-name="ce37" table:formula="oooc:=(([.B6]+[.C6]+[.D6])/3)*0.25+(([.E6]+[.F6]+[.G6]+[.H6])/4)*0.5+(([.I6]+[.J6]+[.K6])/3)*0.25" office:value-type="float" office:value="4.875">
            <text:p>4,88</text:p>
          </table:table-cell>
          <table:table-cell table:style-name="ce9" office:value-type="string">
            <text:p>Treure la part dels gots del final dels apunts!</text:p>
          </table:table-cell>
        </table:table-row>
        <table:table-row table:style-name="ro18">
          <table:table-cell office:value-type="string" table:number-columns-spanned="1" table:number-rows-spanned="2">
            <text:p>Merce Alvarez, Adrián</text:p>
          </table:table-cell>
          <table:table-cell office:value-type="string">
            <text:p>NO entrega a Moodle</text:p>
          </table:table-cell>
          <table:table-cell office:value-type="string">
            <text:p>Falta Arquitectura de xarxa i Familia de protocols, TCP/IP i tota la part final dels apunts.</text:p>
          </table:table-cell>
          <table:table-cell office:value-type="string">
            <text:p>Molt coherent. Bé.</text:p>
          </table:table-cell>
          <table:table-cell office:value-type="string">
            <text:p>Falten alguns components (perifèrics de xarxa, bridges,etc)</text:p>
          </table:table-cell>
          <table:table-cell office:value-type="string">
            <text:p>NO FET</text:p>
          </table:table-cell>
          <table:table-cell office:value-type="string">
            <text:p>Fluix. No hi ha cap imatge que no estes a les transparències. No hi ha enllaços externs</text:p>
          </table:table-cell>
          <table:table-cell table:style-name="ce35" office:value-type="string">
            <text:p>Força bé. No expliques les passes del protocol DHCP! Només hi ha l'imatge.</text:p>
          </table:table-cell>
          <table:table-cell office:value-type="string">
            <text:p>Força bé però encara hi han algunes faltes</text:p>
          </table:table-cell>
          <table:table-cell office:value-type="string">
            <text:p>Força Correcta. Posa el teu nom a les imatges</text:p>
          </table:table-cell>
          <table:table-cell office:value-type="string">
            <text:p>És pot millorar. Ets massa sintètic. Has de desenvolupar més els apartats</text:p>
          </table:table-cell>
          <table:table-cell table:number-columns-repeated="2"/>
          <table:table-cell office:value-type="string">
            <text:p>Pendent de fer l'última part dels apunts i entregar a Moodle</text:p>
          </table:table-cell>
        </table:table-row>
        <table:table-row table:style-name="ro26">
          <table:covered-table-cell table:style-name="ce30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 table:style-name="ce9" office:value-type="float" office:value="4.5">
            <text:p>4,5</text:p>
          </table:table-cell>
          <table:table-cell/>
          <table:table-cell table:style-name="ce37" table:formula="oooc:=(([.B8]+[.C8]+[.D8])/3)*0.25+(([.E8]+[.F8]+[.G8]+[.H8])/4)*0.5+(([.I8]+[.J8]+[.K8])/3)*0.25" office:value-type="float" office:value="4.41666666666667">
            <text:p>4,42</text:p>
          </table:table-cell>
          <table:table-cell table:style-name="ce9" office:value-type="string">
            <text:p>Encara hi ha imatges que no tenen el teu nom!</text:p>
          </table:table-cell>
        </table:table-row>
        <table:table-row table:style-name="ro27">
          <table:table-cell office:value-type="string" table:number-columns-spanned="1" table:number-rows-spanned="2">
            <text:p>Morante Polo, Victor</text:p>
          </table:table-cell>
          <table:table-cell office:value-type="string">
            <text:p>Sí però falta l'enllaç</text:p>
          </table:table-cell>
          <table:table-cell office:value-type="string">
            <text:p>Capes TCP/IP i encapsulament esta imcomplet. Falta també Associacions Estàndards. La resta força bé</text:p>
          </table:table-cell>
          <table:table-cell table:style-name="ce11" office:value-type="string">
            <text:p>Força bé. En alguns punts estaria bé utilitzar la negreta. Algunes imatges són massa grans</text:p>
          </table:table-cell>
          <table:table-cell office:value-type="string">
            <text:p>No esta fet.</text:p>
          </table:table-cell>
          <table:table-cell office:value-type="string">
            <text:p>Esta fet però alguns punts són molt justets</text:p>
          </table:table-cell>
          <table:table-cell office:value-type="string">
            <text:p>Fluix. No hi ha cap imatge que no estes a les transparències. No hi ha enllaços externs</text:p>
          </table:table-cell>
          <table:table-cell office:value-type="string">
            <text:p>T'oblides de posar exemples (p.ex. a les topologies). Falta DHCP</text:p>
          </table:table-cell>
          <table:table-cell office:value-type="string">
            <text:p>Errors tipogràfics i faltes ortogràfiques</text:p>
          </table:table-cell>
          <table:table-cell office:value-type="string">
            <text:p>Força Correcta. Bé per posar el teu nom a les imatges. Hi ha alguns salts molt amplis</text:p>
          </table:table-cell>
          <table:table-cell office:value-type="string">
            <text:p>És pot millorar. Els temes es poden desenvolupar amb més profunditat</text:p>
          </table:table-cell>
          <table:table-cell table:number-columns-repeated="2"/>
          <table:table-cell office:value-type="string">
            <text:p>Pendent de la gràfica dels components de xarxa.</text:p>
          </table:table-cell>
        </table:table-row>
        <table:table-row table:style-name="ro28">
          <table:covered-table-cell table:style-name="ce30"/>
          <table:table-cell table:number-columns-repeated="2"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table:style-name="ce9" office:value-type="float" office:value="6">
            <text:p>6</text:p>
          </table:table-cell>
          <table:table-cell table:style-name="Default"/>
          <table:table-cell table:style-name="ce37" table:formula="oooc:=(([.B10]+[.C10]+[.D10])/3)*0.25+(([.E10]+[.F10]+[.G10]+[.H10])/4)*0.5+(([.I10]+[.J10]+[.K10])/3)*0.25" office:value-type="float" office:value="5.08333333333333">
            <text:p>5,08</text:p>
          </table:table-cell>
          <table:table-cell table:style-name="ce9"/>
        </table:table-row>
        <table:table-row table:style-name="ro29">
          <table:table-cell office:value-type="string" table:number-columns-spanned="1" table:number-rows-spanned="2">
            <text:p>Moreno Valenzuela, Alberto</text:p>
          </table:table-cell>
          <table:table-cell office:value-type="string">
            <text:p>Sí però falta l'enllaç</text:p>
          </table:table-cell>
          <table:table-cell office:value-type="string">
            <text:p>Falta Topologia física vs Topologia lògica, Falta explicar passos DHCP i exemple protocol telèfon, Concepte de capa o nivell, Serveis, Primitives, Interfícies i Entitats i protocol UDP</text:p>
          </table:table-cell>
          <table:table-cell office:value-type="string">
            <text:p>Força bé. A l'inici de frase utilitza majúscules. </text:p>
          </table:table-cell>
          <table:table-cell office:value-type="string">
            <text:p>Falten alguns components (perifèrics de xarxa, bridges, etc)</text:p>
          </table:table-cell>
          <table:table-cell office:value-type="string">
            <text:p>Esta fet però és un treball molt justet</text:p>
          </table:table-cell>
          <table:table-cell office:value-type="string">
            <text:p>Bé pels enllaços a la wikipedia però hi ha poques aportacions gràfiques teves</text:p>
          </table:table-cell>
          <table:table-cell office:value-type="string">
            <text:p>Falta DHCP, falta exemple protocol telèfon, falta l'explicació dels estats i altres</text:p>
          </table:table-cell>
          <table:table-cell office:value-type="string">
            <text:p>Molt bé</text:p>
          </table:table-cell>
          <table:table-cell table:style-name="ce11" office:value-type="string">
            <text:p>Força coherent però les explicacions les podria desenvolupar en més profunditat. Bé per posar el teu nom a les imatges</text:p>
          </table:table-cell>
          <table:table-cell office:value-type="string">
            <text:p>És pot millorar molt. Sovint tendeixes a posar una imatge i no expliques res.</text:p>
          </table:table-cell>
          <table:table-cell/>
          <table:table-cell table:style-name="ce37"/>
          <table:table-cell/>
        </table:table-row>
        <table:table-row table:style-name="ro25">
          <table:covered-table-cell table:style-name="ce30"/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35" office:value-type="float" office:value="4.5">
            <text:p>4,5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5">
            <text:p>5,5</text:p>
          </table:table-cell>
          <table:table-cell table:style-name="ce9" office:value-type="float" office:value="5">
            <text:p>5</text:p>
          </table:table-cell>
          <table:table-cell/>
          <table:table-cell table:style-name="ce37" table:formula="oooc:=(([.B12]+[.C12]+[.D12])/3)*0.25+(([.E12]+[.F12]+[.G12]+[.H12])/4)*0.5+(([.I12]+[.J12]+[.K12])/3)*0.25" office:value-type="float" office:value="5.66666666666667">
            <text:p>5,67</text:p>
          </table:table-cell>
          <table:table-cell table:style-name="ce9"/>
        </table:table-row>
        <table:table-row table:style-name="ro30">
          <table:table-cell office:value-type="string" table:number-columns-spanned="1" table:number-rows-spanned="2">
            <text:p>Moya Canton, Carlos</text:p>
          </table:table-cell>
          <table:table-cell office:value-type="string">
            <text:p>Sí però falta l'enllaç</text:p>
          </table:table-cell>
          <table:table-cell office:value-type="string">
            <text:p>Falten massa continguts</text:p>
          </table:table-cell>
          <table:table-cell table:style-name="ce34" office:value-type="string">
            <text:p>Abuses de les llistes. No hi ha ni un sol paràgraf.</text:p>
          </table:table-cell>
          <table:table-cell table:number-columns-repeated="2" office:value-type="string">
            <text:p>No esta fet.</text:p>
          </table:table-cell>
          <table:table-cell table:style-name="ce35" office:value-type="string">
            <text:p>Casi nul i cap enllaç addicional</text:p>
          </table:table-cell>
          <table:table-cell office:value-type="string">
            <text:p>Falta DHCP, falta exemple protocol telèfon, falta l'explicació dels estats i altres</text:p>
          </table:table-cell>
          <table:table-cell table:style-name="ce35" office:value-type="string">
            <text:p>Errors tipogràfics i faltes ortogràfiques</text:p>
          </table:table-cell>
          <table:table-cell table:style-name="ce11" office:value-type="string">
            <text:p>Masses llistes. Hi han poques explicacions</text:p>
          </table:table-cell>
          <table:table-cell office:value-type="string">
            <text:p>És pot millorar molt. Ets massa sintètic i no desenvolupes cap tema. Amb imatges no és suficient, a les topologies no les expliques</text:p>
          </table:table-cell>
          <table:table-cell office:value-type="string">
            <text:p>Molt pobre en continguts</text:p>
          </table:table-cell>
          <table:table-cell/>
          <table:table-cell office:value-type="string">
            <text:p>Pendent de fer l'última part dels apunts i d'entregar la gràfica dels components de xarxa. Pendent de passar el corrector ortogràfic</text:p>
          </table:table-cell>
        </table:table-row>
        <table:table-row table:style-name="ro25">
          <table:covered-table-cell table:style-name="ce30"/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35"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office:value-type="float" office:value="4.5">
            <text:p>4,5</text:p>
          </table:table-cell>
          <table:table-cell/>
          <table:table-cell table:style-name="ce37" table:formula="oooc:=(([.B14]+[.C14]+[.D14])/3)*0.25+(([.E14]+[.F14]+[.G14]+[.H14])/4)*0.5+(([.I14]+[.J14]+[.K14])/3)*0.25" office:value-type="float" office:value="2.8125">
            <text:p>2,81</text:p>
          </table:table-cell>
          <table:table-cell office:value-type="string">
            <text:p>Cal passar el corrector sinó no posaré NOTA</text:p>
          </table:table-cell>
        </table:table-row>
        <table:table-row table:style-name="ro31">
          <table:table-cell office:value-type="string" table:number-columns-spanned="1" table:number-rows-spanned="2">
            <text:p>Nuñez Romeu, Antoni</text:p>
          </table:table-cell>
          <table:table-cell office:value-type="string">
            <text:p>No entrega a Moodle</text:p>
          </table:table-cell>
          <table:table-cell table:style-name="ce24" office:value-type="string">
            <text:p>Falta els factors d'una LAN, avantatges i inconvenients de topologies, altres topologies. Massa coses</text:p>
          </table:table-cell>
          <table:table-cell table:style-name="ce11" office:value-type="string">
            <text:p>Força coherent però falta d'alguns continguts impedeix valorar millor</text:p>
          </table:table-cell>
          <table:table-cell office:value-type="string">
            <text:p>Falten alguns components (perifèrics de xarxa, bridges, etc)</text:p>
          </table:table-cell>
          <table:table-cell office:value-type="string">
            <text:p>No esta fet.</text:p>
          </table:table-cell>
          <table:table-cell table:style-name="ce35" office:value-type="string">
            <text:p>Bé per les imatges del protocol telefònic però no hi han més imatges ni enllaços ni referències.</text:p>
          </table:table-cell>
          <table:table-cell office:value-type="string">
            <text:p>fluix</text:p>
          </table:table-cell>
          <table:table-cell table:style-name="ce35" office:value-type="string">
            <text:p>Errors tipogràfics i faltes ortogràfiques. Difícil de valorar per què escrius molt poc</text:p>
          </table:table-cell>
          <table:table-cell table:style-name="ce11" office:value-type="string">
            <text:p>Força coherent però hi han poques explicacions pròpies</text:p>
          </table:table-cell>
          <table:table-cell office:value-type="string">
            <text:p>És pot millorar molt. Ets massa sintètic i no desenvolupes cap tema</text:p>
          </table:table-cell>
          <table:table-cell office:value-type="string">
            <text:p>Falten massa continguts</text:p>
          </table:table-cell>
          <table:table-cell/>
          <table:table-cell table:style-name="ce24" office:value-type="string">
            <text:p>Pendent d'entregar a Moodle. Pendent del corrector. Falten continguts i els apunts del final</text:p>
          </table:table-cell>
        </table:table-row>
        <table:table-row table:style-name="ro25">
          <table:covered-table-cell table:style-name="ce30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3.5">
            <text:p>3,5</text:p>
          </table:table-cell>
          <table:table-cell/>
          <table:table-cell table:style-name="ce37" table:formula="oooc:=(([.B16]+[.C16]+[.D16])/3)*0.25+(([.E16]+[.F16]+[.G16]+[.H16])/4)*0.5+(([.I16]+[.J16]+[.K16])/3)*0.25" office:value-type="float" office:value="3.1875">
            <text:p>3,19</text:p>
          </table:table-cell>
          <table:table-cell table:style-name="ce24"/>
        </table:table-row>
        <table:table-row table:style-name="ro32">
          <table:table-cell office:value-type="string" table:number-columns-spanned="1" table:number-rows-spanned="2">
            <text:p>Priego Martínez, Victor Manuel</text:p>
          </table:table-cell>
          <table:table-cell office:value-type="string">
            <text:p>Sí però falta l'enllaç</text:p>
          </table:table-cell>
          <table:table-cell office:value-type="string">
            <text:p>Falten alguns continguts molt importants. Falten gràfiques de les topologies, nivells 5,6 i7, components de xarxa. Massa coses.</text:p>
          </table:table-cell>
          <table:table-cell office:value-type="string">
            <text:p>Has de començar frases i paràgrafs amb majúscules. Es pot millorar.</text:p>
          </table:table-cell>
          <table:table-cell table:number-columns-repeated="2" office:value-type="string">
            <text:p>No esta fet.</text:p>
          </table:table-cell>
          <table:table-cell table:style-name="ce35" office:value-type="string">
            <text:p>Nul i cap enllaç addicional</text:p>
          </table:table-cell>
          <table:table-cell office:value-type="string">
            <text:p>Molt fluix.Falta DHCP, falta exemple protocol telèfon, falta l'explicació dels estats i altres</text:p>
          </table:table-cell>
          <table:table-cell table:style-name="ce35" office:value-type="string">
            <text:p>Poques faltes però és difícil de valorar per falta de continguts. Escrius molt poc.</text:p>
          </table:table-cell>
          <table:table-cell office:value-type="string">
            <text:p>Hi ha incoherències i difícil de valorar per falta de continguts</text:p>
          </table:table-cell>
          <table:table-cell office:value-type="string">
            <text:p>És pot millorar molt. Ets massa sintètic i no desenvolupes cap tema. Amb imatges no és suficient, a les topologies no les expliques</text:p>
          </table:table-cell>
          <table:table-cell office:value-type="string">
            <text:p>Et tornes a oblidar de posar la barra (/) a les pàgines de la wiki. Els apunts de la UD1 on estan?</text:p>
          </table:table-cell>
          <table:table-cell/>
          <table:table-cell office:value-type="string">
            <text:p>Pendent de fer l'última part dels apunts i d'entregar la gràfica dels components de xarxa i afegir els continguts que falten.</text:p>
          </table:table-cell>
        </table:table-row>
        <table:table-row table:style-name="ro33">
          <table:covered-table-cell table:style-name="ce30"/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/>
          <table:table-cell table:style-name="ce37" table:formula="oooc:=(([.B18]+[.C18]+[.D18])/3)*0.25+(([.E18]+[.F18]+[.G18]+[.H18])/4)*0.5+(([.I18]+[.J18]+[.K18])/3)*0.25" office:value-type="float" office:value="2.22916666666667">
            <text:p>2,23</text:p>
          </table:table-cell>
          <table:table-cell table:style-name="ce24"/>
        </table:table-row>
        <table:table-row table:style-name="ro3">
          <table:table-cell office:value-type="string" table:number-columns-spanned="1" table:number-rows-spanned="2">
            <text:p>Ramos Ruiz, Esteban</text:p>
          </table:table-cell>
          <table:table-cell office:value-type="string">
            <text:p>Sí però falta l'enllaç</text:p>
          </table:table-cell>
          <table:table-cell office:value-type="string">
            <text:p>Falta definició de xarxa local, explicacions de les topologies, altres topologies, definició de protocol, serveis i capes... Masses coses</text:p>
          </table:table-cell>
          <table:table-cell table:style-name="ce11" office:value-type="string">
            <text:p>Força coherent però falta d'alguns continguts impedeix valorar millor</text:p>
          </table:table-cell>
          <table:table-cell office:value-type="string">
            <text:p>Força bé</text:p>
          </table:table-cell>
          <table:table-cell office:value-type="string">
            <text:p>No esta fet.</text:p>
          </table:table-cell>
          <table:table-cell table:style-name="ce35" office:value-type="string">
            <text:p>Quasi nul i cap enllaç addicional</text:p>
          </table:table-cell>
          <table:table-cell office:value-type="string">
            <text:p>Fluix. Faltes masses continguts</text:p>
          </table:table-cell>
          <table:table-cell table:style-name="ce35" office:value-type="string">
            <text:p>Poques faltes però és difícil de valorar per falta de continguts. Escrius molt poc.</text:p>
          </table:table-cell>
          <table:table-cell table:style-name="ce11" office:value-type="string">
            <text:p>Força coherent però falten continguts per poder valorar millor.</text:p>
          </table:table-cell>
          <table:table-cell office:value-type="string">
            <text:p>És pot millorar molt. Ets massa sintètic i no desenvolupes cap tema. Falten continguts</text:p>
          </table:table-cell>
          <table:table-cell office:value-type="string">
            <text:p>Falten massa continguts</text:p>
          </table:table-cell>
          <table:table-cell/>
          <table:table-cell office:value-type="string">
            <text:p>Pendent de fer l'última part dels apunts i afegir els continguts que falten.</text:p>
          </table:table-cell>
        </table:table-row>
        <table:table-row table:style-name="ro25">
          <table:covered-table-cell table:style-name="ce30"/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9" office:value-type="float" office:value="3.5">
            <text:p>3,5</text:p>
          </table:table-cell>
          <table:table-cell table:style-name="Default"/>
          <table:table-cell table:style-name="ce37" table:formula="oooc:=(([.B20]+[.C20]+[.D20])/3)*0.25+(([.E20]+[.F20]+[.G20]+[.H20])/4)*0.5+(([.I20]+[.J20]+[.K20])/3)*0.25" office:value-type="float" office:value="3.91666666666667">
            <text:p>3,92</text:p>
          </table:table-cell>
          <table:table-cell table:style-name="ce24"/>
        </table:table-row>
        <table:table-row table:style-name="ro30">
          <table:table-cell office:value-type="string" table:number-columns-spanned="1" table:number-rows-spanned="2">
            <text:p>Redondo Rodríguez, Sergio</text:p>
          </table:table-cell>
          <table:table-cell office:value-type="string">
            <text:p>Sí esta entregat però sense enllaç, ni cap missatge i abans de temps</text:p>
          </table:table-cell>
          <table:table-cell office:value-type="string">
            <text:p>Falta Serveis, Primitives, Interfícies i Entitats, Encapsulament, Arquitectura de xarxa, famílies de protocols, tots els nivells OSI i TCP/IP</text:p>
          </table:table-cell>
          <table:table-cell table:style-name="ce11" office:value-type="string">
            <text:p>Força coherent però falta d'alguns continguts impedeix valorar millor</text:p>
          </table:table-cell>
          <table:table-cell office:value-type="string">
            <text:p>Falten alguns components (perifèrics de xarxa, bridges, etc)</text:p>
          </table:table-cell>
          <table:table-cell office:value-type="string">
            <text:p>No esta fet.</text:p>
          </table:table-cell>
          <table:table-cell table:style-name="ce35" office:value-type="string">
            <text:p>Casi nul i cap enllaç addicional</text:p>
          </table:table-cell>
          <table:table-cell office:value-type="string">
            <text:p>Fluix. Faltes masses continguts</text:p>
          </table:table-cell>
          <table:table-cell table:style-name="ce35" office:value-type="string">
            <text:p>Poques faltes però és difícil de valorar per falta de continguts. Escrius molt poc.</text:p>
          </table:table-cell>
          <table:table-cell table:style-name="ce11" office:value-type="string">
            <text:p>Força coherent però falten continguts per poder valorar millor.</text:p>
          </table:table-cell>
          <table:table-cell office:value-type="string">
            <text:p>És pot millorar molt. Ets massa sintètic i no desenvolupes cap tema. Falten continguts</text:p>
          </table:table-cell>
          <table:table-cell table:number-columns-repeated="2"/>
          <table:table-cell office:value-type="string">
            <text:p>Pendent de fer l'última part dels apunts i afegir els continguts que falten.</text:p>
          </table:table-cell>
        </table:table-row>
        <table:table-row table:style-name="ro34">
          <table:covered-table-cell table:style-name="ce3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style-name="ce9" office:value-type="float" office:value="3">
            <text:p>3</text:p>
          </table:table-cell>
          <table:table-cell/>
          <table:table-cell table:style-name="ce37" table:formula="oooc:=(([.B22]+[.C22]+[.D22])/3)*0.25+(([.E22]+[.F22]+[.G22]+[.H22])/4)*0.5+(([.I22]+[.J22]+[.K22])/3)*0.25" office:value-type="float" office:value="2.9375">
            <text:p>2,94</text:p>
          </table:table-cell>
          <table:table-cell/>
        </table:table-row>
        <table:table-row table:style-name="ro3">
          <table:table-cell office:value-type="string" table:number-columns-spanned="1" table:number-rows-spanned="2">
            <text:p>Solares Fuentes, Génova</text:p>
          </table:table-cell>
          <table:table-cell office:value-type="string">
            <text:p>Sí però falta l'enllaç</text:p>
          </table:table-cell>
          <table:table-cell table:style-name="ce11" office:value-type="string">
            <text:p>Falten les gràfiques de les topologies, les explicacions i alguns apartat importants.</text:p>
          </table:table-cell>
          <table:table-cell table:style-name="ce11" office:value-type="string">
            <text:p>A la presentació li falta coherència, Vigila amb els quadres. Difícil de llegir</text:p>
          </table:table-cell>
          <table:table-cell office:value-type="string">
            <text:p>No esta fet.</text:p>
          </table:table-cell>
          <table:table-cell table:style-name="ce11" office:value-type="string">
            <text:p>Força bé</text:p>
          </table:table-cell>
          <table:table-cell table:style-name="ce11" office:value-type="string">
            <text:p>Falten enllaços externs però hi ha força imatges</text:p>
          </table:table-cell>
          <table:table-cell table:style-name="ce11" office:value-type="string">
            <text:p>Tens la majoria de continguts però molt mal organitzats</text:p>
          </table:table-cell>
          <table:table-cell table:style-name="ce11" office:value-type="string">
            <text:p>Moltes faltes i errors tipogràfics</text:p>
          </table:table-cell>
          <table:table-cell table:style-name="ce11" office:value-type="string">
            <text:p>Molt incoherent, costa de llegir, has de vigilar el que escrius.</text:p>
          </table:table-cell>
          <table:table-cell table:style-name="ce11" office:value-type="string">
            <text:p>Has de millorar molt. Costa entendre el que escrius. Cal que llegeixis el que escrius.</text:p>
          </table:table-cell>
          <table:table-cell table:style-name="ce11"/>
          <table:table-cell table:style-name="ce37"/>
          <table:table-cell office:value-type="string">
            <text:p>Pendent de fer la gràfica dels components de xarxa i millorar la presentació i l'ortogràfia.</text:p>
          </table:table-cell>
        </table:table-row>
        <table:table-row table:style-name="ro25">
          <table:covered-table-cell table:style-name="ce30"/>
          <table:table-cell table:style-name="ce11" office:value-type="float" office:value="7.5">
            <text:p>7,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.5">
            <text:p>8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37" table:formula="oooc:=(([.B24]+[.C24]+[.D24])/3)*0.25+(([.E24]+[.F24]+[.G24]+[.H24])/4)*0.5+(([.I24]+[.J24]+[.K24])/3)*0.25" office:value-type="float" office:value="4.22916666666667">
            <text:p>4,23</text:p>
          </table:table-cell>
          <table:table-cell table:style-name="ce24" office:value-type="string">
            <text:p>Si ho fas en castellà, instal·la el corrector de castellà</text:p>
          </table:table-cell>
        </table:table-row>
        <table:table-row table:style-name="ro35">
          <table:table-cell office:value-type="string" table:number-columns-spanned="1" table:number-rows-spanned="2">
            <text:p>Tor Quesada, Carlos</text:p>
          </table:table-cell>
          <table:table-cell office:value-type="string">
            <text:p>Sí però falta l'enllaç</text:p>
          </table:table-cell>
          <table:table-cell office:value-type="string">
            <text:p>Falta Definició de xarxa local segons l'IEEE, Xarxes LAN vs Xarxes WAN, protocol de comunicacions (exemple DHCP i telèfon), ecapsulament, aquitectura de xarxa, TCP-IP</text:p>
          </table:table-cell>
          <table:table-cell office:value-type="string">
            <text:p>Força coherent. </text:p>
          </table:table-cell>
          <table:table-cell office:value-type="string">
            <text:p>Falten alguns components (perifèrics de xarxa, bridges, etc)</text:p>
          </table:table-cell>
          <table:table-cell office:value-type="string">
            <text:p>Falten algunes coses. ARP, IP, MAC, TCP i UDP....</text:p>
          </table:table-cell>
          <table:table-cell office:value-type="string">
            <text:p>Molt bé els enllaços externs i alguns dels materials extres</text:p>
          </table:table-cell>
          <table:table-cell office:value-type="string">
            <text:p>Força bé però falten alguns continguts i això impedeix acabar de valorar aquest apartat</text:p>
          </table:table-cell>
          <table:table-cell office:value-type="string">
            <text:p>Encara tens faltes i errors tipogràfics</text:p>
          </table:table-cell>
          <table:table-cell table:style-name="ce24" office:value-type="string">
            <text:p>Força coherent però falten continguts per poder valorar millor.</text:p>
          </table:table-cell>
          <table:table-cell office:value-type="string">
            <text:p>És pot millorar molt. Ets massa sintètic i no desenvolupes cap tema. Falten continguts</text:p>
          </table:table-cell>
          <table:table-cell office:value-type="string">
            <text:p>El HUB que m'has posat no és de xarxa! És un HUB USB</text:p>
          </table:table-cell>
          <table:table-cell/>
          <table:table-cell office:value-type="string">
            <text:p>Cal passar el corrector sinó no posaré NOTA</text:p>
          </table:table-cell>
        </table:table-row>
        <table:table-row table:style-name="ro25">
          <table:covered-table-cell table:style-name="ce30"/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style-name="Default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/>
          <table:table-cell table:style-name="ce37" table:formula="oooc:=(([.B26]+[.C26]+[.D26])/3)*0.25+(([.E26]+[.F26]+[.G26]+[.H26])/4)*0.5+(([.I26]+[.J26]+[.K26])/3)*0.25" office:value-type="float" office:value="5.85416666666667">
            <text:p>5,85</text:p>
          </table:table-cell>
          <table:table-cell table:style-name="ce24"/>
        </table:table-row>
        <table:table-row table:style-name="ro25">
          <table:table-cell office:value-type="string" table:number-columns-spanned="1" table:number-rows-spanned="2">
            <text:p>Tor Quesada, Xavier</text:p>
          </table:table-cell>
          <table:table-cell table:style-name="ce32" office:value-type="string">
            <text:p>No moodle</text:p>
          </table:table-cell>
          <table:table-cell table:number-columns-repeated="10" table:style-name="ce33" office:value-type="string">
            <text:p>NO FET</text:p>
          </table:table-cell>
          <table:table-cell/>
          <table:table-cell table:style-name="ce23"/>
        </table:table-row>
        <table:table-row table:style-name="ro25">
          <table:covered-table-cell table:style-name="ce30"/>
          <table:table-cell table:style-name="ce32" office:value-type="float" office:value="0">
            <text:p>0</text:p>
          </table:table-cell>
          <table:table-cell table:number-columns-repeated="10" table:style-name="ce33" office:value-type="float" office:value="0">
            <text:p>0</text:p>
          </table:table-cell>
          <table:table-cell/>
          <table:table-cell table:style-name="ce23"/>
        </table:table-row>
        <table:table-row table:style-name="ro25">
          <table:table-cell office:value-type="string" table:number-columns-spanned="1" table:number-rows-spanned="2">
            <text:p>Vaello Redondo, Jaume</text:p>
          </table:table-cell>
          <table:table-cell table:style-name="ce32" office:value-type="string">
            <text:p>No moodle</text:p>
          </table:table-cell>
          <table:table-cell table:number-columns-repeated="10" table:style-name="ce33" office:value-type="string">
            <text:p>NO FET</text:p>
          </table:table-cell>
          <table:table-cell table:formula="oooc:=(([.B29]+[.C29]+[.D29])/3)*0.25+(([.E29]+[.F29]+[.G29]+[.H29])/4)*0.5+(([.I29]+[.J29]+[.K29])/3)*0.25" office:value-type="float" office:value="0">
            <text:p>0</text:p>
          </table:table-cell>
          <table:table-cell table:style-name="ce24"/>
        </table:table-row>
        <table:table-row table:style-name="ro25">
          <table:covered-table-cell table:style-name="ce30"/>
          <table:table-cell table:style-name="ce32" office:value-type="float" office:value="0">
            <text:p>0</text:p>
          </table:table-cell>
          <table:table-cell table:number-columns-repeated="10" table:style-name="ce33" office:value-type="float" office:value="0">
            <text:p>0</text:p>
          </table:table-cell>
          <table:table-cell table:formula="oooc:=(([.B30]+[.C30]+[.D30])/3)*0.25+(([.E30]+[.F30]+[.G30]+[.H30])/4)*0.5+(([.I30]+[.J30]+[.K30])/3)*0.25" office:value-type="float" office:value="0">
            <text:p>0</text:p>
          </table:table-cell>
          <table:table-cell table:style-name="ce24"/>
        </table:table-row>
        <table:table-row table:style-name="ro25">
          <table:table-cell office:value-type="string" table:number-columns-spanned="1" table:number-rows-spanned="2">
            <text:p>Villar Palacios, Rafael</text:p>
          </table:table-cell>
          <table:table-cell table:style-name="ce32" office:value-type="string">
            <text:p>No moodle</text:p>
          </table:table-cell>
          <table:table-cell table:number-columns-repeated="10" table:style-name="ce33" office:value-type="string">
            <text:p>NO FET</text:p>
          </table:table-cell>
          <table:table-cell table:formula="oooc:=(([.B31]+[.C31]+[.D31])/3)*0.25+(([.E31]+[.F31]+[.G31]+[.H31])/4)*0.5+(([.I31]+[.J31]+[.K31])/3)*0.25" office:value-type="float" office:value="0">
            <text:p>0</text:p>
          </table:table-cell>
          <table:table-cell table:style-name="ce24"/>
        </table:table-row>
        <table:table-row table:style-name="ro25">
          <table:covered-table-cell table:style-name="ce30"/>
          <table:table-cell table:style-name="ce32" office:value-type="float" office:value="0">
            <text:p>0</text:p>
          </table:table-cell>
          <table:table-cell table:number-columns-repeated="10" table:style-name="ce33" office:value-type="float" office:value="0">
            <text:p>0</text:p>
          </table:table-cell>
          <table:table-cell table:formula="oooc:=(([.B32]+[.C32]+[.D32])/3)*0.25+(([.E32]+[.F32]+[.G32]+[.H32])/4)*0.5+(([.I32]+[.J32]+[.K32])/3)*0.25" office:value-type="float" office:value="0">
            <text:p>0</text:p>
          </table:table-cell>
          <table:table-cell table:style-name="ce24"/>
        </table:table-row>
        <table:table-row table:style-name="ro35">
          <table:table-cell office:value-type="string" table:number-columns-spanned="1" table:number-rows-spanned="2">
            <text:p>Vitó Saéz, Marc</text:p>
          </table:table-cell>
          <table:table-cell office:value-type="string">
            <text:p>Sí però sense enllaç i una mica tard</text:p>
          </table:table-cell>
          <table:table-cell office:value-type="string">
            <text:p>Falta Xarxes LAN vs Xarxes WAN, alguns components de xarxa, exemple protocol telefònic, </text:p>
          </table:table-cell>
          <table:table-cell office:value-type="string">
            <text:p>Força coherent. Milloraria si algunes coses estiguessin ressaltades amb negreta</text:p>
          </table:table-cell>
          <table:table-cell office:value-type="string">
            <text:p>Molt justeta... Falten molts components al gràfic</text:p>
          </table:table-cell>
          <table:table-cell office:value-type="string">
            <text:p>No esta fet.</text:p>
          </table:table-cell>
          <table:table-cell office:value-type="string">
            <text:p>Quasi tot és de les transparències... falten enllaços i referències externes.</text:p>
          </table:table-cell>
          <table:table-cell office:value-type="string">
            <text:p>Força bé. Falten però alguns exemples vists a clase (explicació de DHCP, del protocol telefònic, etc)</text:p>
          </table:table-cell>
          <table:table-cell office:value-type="string">
            <text:p>Hi han encara masses faltes i massa còpia literal de les transparències</text:p>
          </table:table-cell>
          <table:table-cell office:value-type="string">
            <text:p>Força coherent.</text:p>
          </table:table-cell>
          <table:table-cell office:value-type="string">
            <text:p>És pot millorar molt. Ets massa sintètic i no desenvolupes cap tema i còpies masses coses de les transparències</text:p>
          </table:table-cell>
          <table:table-cell office:value-type="string">
            <text:p>Masses còpies literals de les transparències</text:p>
          </table:table-cell>
          <table:table-cell table:formula="oooc:=(([.B33]+[.C33]+[.D33])/3)*0.25+(([.E33]+[.F33]+[.G33]+[.H33])/4)*0.5+(([.I33]+[.J33]+[.K33])/3)*0.25" office:value-type="float" office:value="0">
            <text:p>0</text:p>
          </table:table-cell>
          <table:table-cell office:value-type="string">
            <text:p>Falta l'última part dels apunts.</text:p>
          </table:table-cell>
        </table:table-row>
        <table:table-row table:style-name="ro25">
          <table:covered-table-cell table:style-name="ce30"/>
          <table:table-cell office:value-type="float" office:value="7">
            <text:p>7</text:p>
          </table:table-cell>
          <table:table-cell table:number-columns-repeated="2"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/>
          <table:table-cell table:style-name="ce37" table:formula="oooc:=(([.B34]+[.C34]+[.D34])/3)*0.25+(([.E34]+[.F34]+[.G34]+[.H34])/4)*0.5+(([.I34]+[.J34]+[.K34])/3)*0.25" office:value-type="float" office:value="4.70833333333333">
            <text:p>4,71</text:p>
          </table:table-cell>
          <table:table-cell office:value-type="string">
            <text:p>Cal passar el corrector sinó no posaré NO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1">01/12/2007</text:date>, <text:time>18:44:1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7-10-15T10:56:55</meta:creation-date>
    <dc:creator>Sergi Tur</dc:creator>
    <dc:date>2007-12-01T18:44:14</dc:date>
    <meta:editing-cycles>259</meta:editing-cycles>
    <meta:editing-duration>PT22H34M27S</meta:editing-duration>
    <meta:user-defined meta:name="Info 1"/>
    <meta:user-defined meta:name="Info 2"/>
    <meta:user-defined meta:name="Info 3"/>
    <meta:user-defined meta:name="Info 4"/>
    <meta:document-statistic meta:table-count="2" meta:cell-count="708"/>
  </office:meta>
</office:document-meta>
</file>